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33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map style:condition="cell-content()&gt;2" style:apply-style-name="ConditionalStyle_5f_2" style:base-cell-address="Sheet1.I1"/>
      <style:map style:condition="cell-content()=0" style:apply-style-name="ConditionalStyle_5f_1" style:base-cell-address="Sheet1.I1"/>
      <style:map style:condition="cell-content()=2" style:apply-style-name="ConditionalStyle_5f_27" style:base-cell-address="Sheet1.I1"/>
      <style:map style:condition="cell-content()=1" style:apply-style-name="ConditionalStyle_5f_1" style:base-cell-address="Sheet1.I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&gt;2" style:apply-style-name="ConditionalStyle_5f_2" style:base-cell-address="Sheet1.I1"/>
      <style:map style:condition="cell-content()=0" style:apply-style-name="ConditionalStyle_5f_1" style:base-cell-address="Sheet1.I1"/>
      <style:map style:condition="cell-content()=2" style:apply-style-name="ConditionalStyle_5f_27" style:base-cell-address="Sheet1.I1"/>
      <style:map style:condition="cell-content()=1" style:apply-style-name="ConditionalStyle_5f_1" style:base-cell-address="Sheet1.I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Box Size</text:p>
          </table:table-cell>
          <table:table-cell office:value-type="string" calcext:value-type="string">
            <text:p>Box Q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QTY</text:p>
          </table:table-cell>
          <table:table-cell table:style-name="ce2" office:value-type="string" calcext:value-type="string">
            <text:p>Boxed</text:p>
          </table:table-cell>
          <table:table-cell table:style-name="ce2" office:value-type="string" calcext:value-type="string">
            <text:p>Shipped</text:p>
          </table:table-cell>
          <table:table-cell table:style-name="ce4"/>
        </table:table-row>
        <table:table-row table:style-name="ro1">
          <table:table-cell office:value-type="string" calcext:value-type="string">
            <text:p>SH50027.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8041.01.10</text:p>
          </table:table-cell>
          <table:table-cell office:value-type="string" calcext:value-type="string">
            <text:p>EKF522514</text:p>
          </table:table-cell>
          <table:table-cell office:value-type="float" office:value="3294858" calcext:value-type="float">
            <text:p>3294858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] = &quot;&quot;; &quot;&quot;;(DAYS([.H2];[.G2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3B16010.02</text:p>
          </table:table-cell>
          <table:table-cell office:value-type="string" calcext:value-type="string">
            <text:p>EKF524838</text:p>
          </table:table-cell>
          <table:table-cell office:value-type="float" office:value="3304787" calcext:value-type="float">
            <text:p>3304787</text:p>
          </table:table-cell>
          <table:table-cell office:value-type="float" office:value="30" calcext:value-type="float">
            <text:p>3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3] = &quot;&quot;; &quot;&quot;;(DAYS([.H3];[.G3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3B0364.01</text:p>
          </table:table-cell>
          <table:table-cell office:value-type="string" calcext:value-type="string">
            <text:p>EKF523123</text:p>
          </table:table-cell>
          <table:table-cell office:value-type="float" office:value="3297154" calcext:value-type="float">
            <text:p>3297154</text:p>
          </table:table-cell>
          <table:table-cell office:value-type="float" office:value="77" calcext:value-type="float">
            <text:p>7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4] = &quot;&quot;; &quot;&quot;;(DAYS([.H4];[.G4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18843.01</text:p>
          </table:table-cell>
          <table:table-cell office:value-type="string" calcext:value-type="string">
            <text:p>EKF525923</text:p>
          </table:table-cell>
          <table:table-cell office:value-type="float" office:value="3312695" calcext:value-type="float">
            <text:p>3312695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5] = &quot;&quot;; &quot;&quot;;(DAYS([.H5];[.G5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30673.02</text:p>
          </table:table-cell>
          <table:table-cell office:value-type="string" calcext:value-type="string">
            <text:p>EKF527409</text:p>
          </table:table-cell>
          <table:table-cell office:value-type="float" office:value="3320655" calcext:value-type="float">
            <text:p>3320655</text:p>
          </table:table-cell>
          <table:table-cell office:value-type="float" office:value="161" calcext:value-type="float">
            <text:p>161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6] = &quot;&quot;; &quot;&quot;;(DAYS([.H6];[.G6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3B16647.01</text:p>
          </table:table-cell>
          <table:table-cell office:value-type="string" calcext:value-type="string">
            <text:p>EKF524584</text:p>
          </table:table-cell>
          <table:table-cell office:value-type="float" office:value="3302868" calcext:value-type="float">
            <text:p>3302868</text:p>
          </table:table-cell>
          <table:table-cell office:value-type="float" office:value="700" calcext:value-type="float">
            <text:p>70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7] = &quot;&quot;; &quot;&quot;;(DAYS([.H7];[.G7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T19406</text:p>
          </table:table-cell>
          <table:table-cell office:value-type="string" calcext:value-type="string">
            <text:p>EKF523122</text:p>
          </table:table-cell>
          <table:table-cell office:value-type="float" office:value="3297153" calcext:value-type="float">
            <text:p>3297153</text:p>
          </table:table-cell>
          <table:table-cell office:value-type="float" office:value="32" calcext:value-type="float">
            <text:p>32</text:p>
          </table:table-cell>
          <table:table-cell office:value-type="date" office:date-value="2024-06-17T13:29:2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8] = &quot;&quot;; &quot;&quot;;(DAYS([.H8];[.G8])))" office:value-type="float" office:value="0.437939814823039" calcext:value-type="float">
            <text:p>0.437939814823039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3B13088.01</text:p>
          </table:table-cell>
          <table:table-cell office:value-type="string" calcext:value-type="string">
            <text:p>EKF525249</text:p>
          </table:table-cell>
          <table:table-cell office:value-type="float" office:value="3308653" calcext:value-type="float">
            <text:p>3308653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9] = &quot;&quot;; &quot;&quot;;(DAYS([.H9];[.G9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5000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T10761</text:p>
          </table:table-cell>
          <table:table-cell office:value-type="string" calcext:value-type="string">
            <text:p>EKF522521</text:p>
          </table:table-cell>
          <table:table-cell office:value-type="float" office:value="3294865" calcext:value-type="float">
            <text:p>3294865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4:59:4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0] = &quot;&quot;; &quot;&quot;;(DAYS([.H10];[.G10])))" office:value-type="float" office:value="0.375208333331102" calcext:value-type="float">
            <text:p>0.375208333331102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float" office:value="148604" calcext:value-type="float">
            <text:p>148604</text:p>
          </table:table-cell>
          <table:table-cell office:value-type="string" calcext:value-type="string">
            <text:p>EKF523121</text:p>
          </table:table-cell>
          <table:table-cell office:value-type="float" office:value="3297152" calcext:value-type="float">
            <text:p>3297152</text:p>
          </table:table-cell>
          <table:table-cell office:value-type="float" office:value="36" calcext:value-type="float">
            <text:p>36</text:p>
          </table:table-cell>
          <table:table-cell office:value-type="date" office:date-value="2024-06-17T15:15:26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1] = &quot;&quot;; &quot;&quot;;(DAYS([.H11];[.G11])))" office:value-type="float" office:value="0.364282407397695" calcext:value-type="float">
            <text:p>0.364282407397695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B11419.04</text:p>
          </table:table-cell>
          <table:table-cell office:value-type="string" calcext:value-type="string">
            <text:p>EKF523403</text:p>
          </table:table-cell>
          <table:table-cell office:value-type="float" office:value="3298287" calcext:value-type="float">
            <text:p>3298287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15:18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2] = &quot;&quot;; &quot;&quot;;(DAYS([.H12];[.G12])))" office:value-type="float" office:value="0.361886574071832" calcext:value-type="float">
            <text:p>0.361886574071832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7976.01</text:p>
          </table:table-cell>
          <table:table-cell office:value-type="string" calcext:value-type="string">
            <text:p>EKF518403</text:p>
          </table:table-cell>
          <table:table-cell office:value-type="float" office:value="3285311" calcext:value-type="float">
            <text:p>3285311</text:p>
          </table:table-cell>
          <table:table-cell office:value-type="float" office:value="110" calcext:value-type="float">
            <text:p>110</text:p>
          </table:table-cell>
          <table:table-cell office:value-type="date" office:date-value="2024-06-17T15:22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3] = &quot;&quot;; &quot;&quot;;(DAYS([.H13];[.G13])))" office:value-type="float" office:value="0.359618055546889" calcext:value-type="float">
            <text:p>0.359618055546889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30009.11</text:p>
          </table:table-cell>
          <table:table-cell office:value-type="string" calcext:value-type="string">
            <text:p>EKF526653</text:p>
          </table:table-cell>
          <table:table-cell office:value-type="float" office:value="3316681" calcext:value-type="float">
            <text:p>3316681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5:29:2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4] = &quot;&quot;; &quot;&quot;;(DAYS([.H14];[.G14])))" office:value-type="float" office:value="0.354548611110658" calcext:value-type="float">
            <text:p>0.354548611110658</text:p>
          </table:table-cell>
        </table:table-row>
        <table:table-row table:style-name="ro1">
          <table:table-cell office:value-type="string" calcext:value-type="string">
            <text:p>SH50027.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3B14501.03.10</text:p>
          </table:table-cell>
          <table:table-cell office:value-type="string" calcext:value-type="string">
            <text:p>EKF522026</text:p>
          </table:table-cell>
          <table:table-cell office:value-type="float" office:value="3293090" calcext:value-type="float">
            <text:p>3293090</text:p>
          </table:table-cell>
          <table:table-cell office:value-type="float" office:value="3" calcext:value-type="float">
            <text:p>3</text:p>
          </table:table-cell>
          <table:table-cell office:value-type="date" office:date-value="2024-06-17T17:53:1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5] = &quot;&quot;; &quot;&quot;;(DAYS([.H15];[.G15])))" office:value-type="float" office:value="0.254641203697247" calcext:value-type="float">
            <text:p>0.254641203697247</text:p>
          </table:table-cell>
        </table:table-row>
        <table:table-row table:style-name="ro1">
          <table:table-cell office:value-type="string" calcext:value-type="string">
            <text:p>SH50009.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3B17551.01</text:p>
          </table:table-cell>
          <table:table-cell office:value-type="string" calcext:value-type="string">
            <text:p>EKF519576</text:p>
          </table:table-cell>
          <table:table-cell office:value-type="float" office:value="3286868" calcext:value-type="float">
            <text:p>3286868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6-17T17:56:1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6] = &quot;&quot;; &quot;&quot;;(DAYS([.H16];[.G16])))" office:value-type="float" office:value="0.252627314817801" calcext:value-type="float">
            <text:p>0.252627314817801</text:p>
          </table:table-cell>
        </table:table-row>
        <table:table-row table:style-name="ro1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3B7410.01</text:p>
          </table:table-cell>
          <table:table-cell office:value-type="string" calcext:value-type="string">
            <text:p>EKF523208</text:p>
          </table:table-cell>
          <table:table-cell office:value-type="float" office:value="3297362" calcext:value-type="float">
            <text:p>3297362</text:p>
          </table:table-cell>
          <table:table-cell office:value-type="float" office:value="56" calcext:value-type="float">
            <text:p>56</text:p>
          </table:table-cell>
          <table:table-cell office:value-type="date" office:date-value="2024-06-17T18:23:41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7] = &quot;&quot;; &quot;&quot;;(DAYS([.H17];[.G17])))" office:value-type="float" office:value="0.23355324073782" calcext:value-type="float">
            <text:p>0.23355324073782</text:p>
          </table:table-cell>
        </table:table-row>
        <table:table-row table:style-name="ro1">
          <table:table-cell table:number-columns-repeated="8"/>
          <table:table-cell table:formula="of:=IF([.F18] = &quot;&quot;; &quot;&quot;;(DAYS([.H18];[.G18])))">
            <text:p/>
          </table:table-cell>
        </table:table-row>
        <table:table-row table:style-name="ro1">
          <table:table-cell table:number-columns-repeated="8"/>
          <table:table-cell table:formula="of:=IF([.F19] = &quot;&quot;; &quot;&quot;;(DAYS([.H19];[.G19])))">
            <text:p/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1377.02</text:p>
          </table:table-cell>
          <table:table-cell office:value-type="string" calcext:value-type="string">
            <text:p>EKF519473</text:p>
          </table:table-cell>
          <table:table-cell office:value-type="float" office:value="3286760" calcext:value-type="float">
            <text:p>3286760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T20:17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0] = &quot;&quot;; &quot;&quot;;(DAYS([.H20];[.G20])))" office:value-type="float" office:value="0.154421296298096" calcext:value-type="float">
            <text:p>0.154421296298096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1301.02</text:p>
          </table:table-cell>
          <table:table-cell office:value-type="string" calcext:value-type="string">
            <text:p>EKF526660</text:p>
          </table:table-cell>
          <table:table-cell office:value-type="float" office:value="3316661" calcext:value-type="float">
            <text:p>3316661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7T20:19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1] = &quot;&quot;; &quot;&quot;;(DAYS([.H21];[.G21])))" office:value-type="float" office:value="0.153368055558531" calcext:value-type="float">
            <text:p>0.153368055558531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8188.02.10</text:p>
          </table:table-cell>
          <table:table-cell office:value-type="string" calcext:value-type="string">
            <text:p>EKF521512</text:p>
          </table:table-cell>
          <table:table-cell office:value-type="float" office:value="3292292" calcext:value-type="float">
            <text:p>3292292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1:36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2] = &quot;&quot;; &quot;&quot;;(DAYS([.H22];[.G22])))" office:value-type="float" office:value="0.0995717592595611" calcext:value-type="float">
            <text:p>0.0995717592595611</text:p>
          </table:table-cell>
        </table:table-row>
        <table:table-row table:style-name="ro1">
          <table:table-cell office:value-type="string" calcext:value-type="string">
            <text:p>SH50009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10676.01</text:p>
          </table:table-cell>
          <table:table-cell office:value-type="string" calcext:value-type="string">
            <text:p>EKF509485</text:p>
          </table:table-cell>
          <table:table-cell office:value-type="float" office:value="3244914" calcext:value-type="float">
            <text:p>324491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2:24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3] = &quot;&quot;; &quot;&quot;;(DAYS([.H23];[.G23])))" office:value-type="float" office:value="0.0662384259267128" calcext:value-type="float">
            <text:p>0.0662384259267128</text:p>
          </table:table-cell>
        </table:table-row>
        <table:table-row table:style-name="ro1">
          <table:table-cell office:value-type="string" calcext:value-type="string">
            <text:p>SH50009.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3B19723.01</text:p>
          </table:table-cell>
          <table:table-cell office:value-type="string" calcext:value-type="string">
            <text:p>EKF522689</text:p>
          </table:table-cell>
          <table:table-cell office:value-type="float" office:value="3295769" calcext:value-type="float">
            <text:p>3295769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6-17T23:14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4] = &quot;&quot;; &quot;&quot;;(DAYS([.H24];[.G24])))" office:value-type="float" office:value="0.0315046296309447" calcext:value-type="float">
            <text:p>0.0315046296309447</text:p>
          </table:table-cell>
        </table:table-row>
        <table:table-row table:style-name="ro1">
          <table:table-cell office:value-type="string" calcext:value-type="string">
            <text:p>SH50009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22674.01</text:p>
          </table:table-cell>
          <table:table-cell office:value-type="string" calcext:value-type="string">
            <text:p>EKF519602</text:p>
          </table:table-cell>
          <table:table-cell office:value-type="float" office:value="3286894" calcext:value-type="float">
            <text:p>328689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3:41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5] = &quot;&quot;; &quot;&quot;;(DAYS([.H25];[.G25])))" office:value-type="float" office:value="0.0125810185199953" calcext:value-type="float">
            <text:p>0.0125810185199953</text:p>
          </table:table-cell>
        </table:table-row>
        <table:table-row table:style-name="ro1">
          <table:table-cell office:value-type="string" calcext:value-type="string">
            <text:p>SH50009.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3B11226.01</text:p>
          </table:table-cell>
          <table:table-cell office:value-type="string" calcext:value-type="string">
            <text:p>EKF519438</text:p>
          </table:table-cell>
          <table:table-cell office:value-type="float" office:value="3286750" calcext:value-type="float">
            <text:p>3286750</text:p>
          </table:table-cell>
          <table:table-cell office:value-type="float" office:value="24" calcext:value-type="float">
            <text:p>24</text:p>
          </table:table-cell>
          <table:table-cell office:value-type="date" office:date-value="2024-06-18T01:43:26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6] = &quot;&quot;; &quot;&quot;;(DAYS([.H26];[.G26])))" office:value-type="float" office:value="-0.0718287037016125" calcext:value-type="float">
            <text:p>-0.0718287037016125</text:p>
          </table:table-cell>
        </table:table-row>
        <table:table-row table:style-name="ro1">
          <table:table-cell table:number-columns-repeated="8"/>
          <table:table-cell table:formula="of:=IF([.F27] = &quot;&quot;; &quot;&quot;;(DAYS([.H27];[.G27])))">
            <text:p/>
          </table:table-cell>
        </table:table-row>
        <table:table-row table:style-name="ro1">
          <table:table-cell office:value-type="string" calcext:value-type="string">
            <text:p>SH50009.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T12654</text:p>
          </table:table-cell>
          <table:table-cell office:value-type="string" calcext:value-type="string">
            <text:p>EKF524572</text:p>
          </table:table-cell>
          <table:table-cell office:value-type="float" office:value="3302856" calcext:value-type="float">
            <text:p>3302856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18T04:45:03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8] = &quot;&quot;; &quot;&quot;;(DAYS([.H28];[.G28])))" office:value-type="float" office:value="-0.197951388887304" calcext:value-type="float">
            <text:p>-0.197951388887304</text:p>
          </table:table-cell>
        </table:table-row>
        <table:table-row table:style-name="ro1">
          <table:table-cell office:value-type="string" calcext:value-type="string">
            <text:p>SH50009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T11158</text:p>
          </table:table-cell>
          <table:table-cell office:value-type="string" calcext:value-type="string">
            <text:p>EKF524824</text:p>
          </table:table-cell>
          <table:table-cell office:value-type="float" office:value="3304774" calcext:value-type="float">
            <text:p>3304774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8T04:53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9] = &quot;&quot;; &quot;&quot;;(DAYS([.H29];[.G29])))" office:value-type="float" office:value="-0.203923611108621" calcext:value-type="float">
            <text:p>-0.203923611108621</text:p>
          </table:table-cell>
        </table:table-row>
        <table:table-row table:style-name="ro1">
          <table:table-cell office:value-type="string" calcext:value-type="string">
            <text:p>SV50136.03</text:p>
          </table:table-cell>
          <table:table-cell office:value-type="float" office:value="10" calcext:value-type="float">
            <text:p>10</text:p>
          </table:table-cell>
          <table:table-cell office:value-type="float" office:value="147187" calcext:value-type="float">
            <text:p>147187</text:p>
          </table:table-cell>
          <table:table-cell office:value-type="string" calcext:value-type="string">
            <text:p>EKF525910</text:p>
          </table:table-cell>
          <table:table-cell office:value-type="float" office:value="3312689" calcext:value-type="float">
            <text:p>3312689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8T05:37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0] = &quot;&quot;; &quot;&quot;;(DAYS([.H30];[.G30])))" office:value-type="float" office:value="-0.234479166669189" calcext:value-type="float">
            <text:p>-0.234479166669189</text:p>
          </table:table-cell>
        </table:table-row>
        <table:table-row table:style-name="ro1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B0126.02</text:p>
          </table:table-cell>
          <table:table-cell office:value-type="string" calcext:value-type="string">
            <text:p>EKF525224</text:p>
          </table:table-cell>
          <table:table-cell office:value-type="float" office:value="3308468" calcext:value-type="float">
            <text:p>3308468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8T05:38:08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1] = &quot;&quot;; &quot;&quot;;(DAYS([.H31];[.G31])))" office:value-type="float" office:value="-0.234814814823039" calcext:value-type="float">
            <text:p>-0.234814814823039</text:p>
          </table:table-cell>
        </table:table-row>
        <table:table-row table:style-name="ro1">
          <table:table-cell table:number-columns-repeated="8"/>
          <table:table-cell table:formula="of:=IF([.F32] = &quot;&quot;; &quot;&quot;;(DAYS([.H32];[.G32])))">
            <text:p/>
          </table:table-cell>
        </table:table-row>
        <table:table-row table:style-name="ro1">
          <table:table-cell office:value-type="string" calcext:value-type="string">
            <text:p>SH50009.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31192.01</text:p>
          </table:table-cell>
          <table:table-cell office:value-type="string" calcext:value-type="string">
            <text:p>EKF526853</text:p>
          </table:table-cell>
          <table:table-cell office:value-type="float" office:value="3317558" calcext:value-type="float">
            <text:p>3317558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6-18T05:52:12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3] = &quot;&quot;; &quot;&quot;;(DAYS([.H33];[.G33])))" office:value-type="float" office:value="-0.244583333333139" calcext:value-type="float">
            <text:p>-0.244583333333139</text:p>
          </table:table-cell>
        </table:table-row>
        <calcext:conditional-formats>
          <calcext:conditional-format calcext:target-range-address="Sheet1.I1:Sheet1.I33">
            <calcext:condition calcext:apply-style-name="ConditionalStyle_2" calcext:value="&gt;2" calcext:base-cell-address="Sheet1.I1"/>
            <calcext:condition calcext:apply-style-name="ConditionalStyle_1" calcext:value="=0" calcext:base-cell-address="Sheet1.I1"/>
            <calcext:condition calcext:apply-style-name="ConditionalStyle_27" calcext:value="=2" calcext:base-cell-address="Sheet1.I1"/>
            <calcext:condition calcext:apply-style-name="ConditionalStyle_1" calcext:value="=1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9P0" style:volatile="true" number:language="en" number:country="US">
      <number:day/>
      <number:text>-</number:text>
      <number:month number:textual="true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ffeb9c"/>
      <style:text-properties fo:color="#9c57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02:33:26.804000000</meta:creation-date>
    <dc:date>2024-09-02T02:33:48.343000000</dc:date>
    <meta:editing-duration>PT21S</meta:editing-duration>
    <meta:editing-cycles>1</meta:editing-cycles>
    <meta:document-statistic meta:table-count="1" meta:cell-count="264" meta:object-count="0"/>
    <meta:generator>LibreOffice/7.6.7.2$Windows_X86_64 LibreOffice_project/dd47e4b30cb7dab30588d6c79c651f218165e3c5</meta:generator>
  </office:meta>
</office:document-meta>
</file>